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f0a3" officeooo:paragraph-rsid="0010f0a3"/>
    </style:style>
    <style:style style:name="P2" style:family="paragraph" style:parent-style-name="Standard">
      <style:paragraph-properties fo:text-align="start" style:justify-single-word="false"/>
      <style:text-properties officeooo:rsid="0010f0a3" officeooo:paragraph-rsid="0011eefc"/>
    </style:style>
    <style:style style:name="P3" style:family="paragraph" style:parent-style-name="Standard">
      <style:paragraph-properties fo:text-align="start" style:justify-single-word="false"/>
      <style:text-properties officeooo:rsid="0010f0a3" officeooo:paragraph-rsid="00138e9f"/>
    </style:style>
    <style:style style:name="P4" style:family="paragraph" style:parent-style-name="Standard">
      <style:paragraph-properties fo:text-align="start" style:justify-single-word="false"/>
      <style:text-properties officeooo:rsid="00147717" officeooo:paragraph-rsid="0014771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47717" officeooo:paragraph-rsid="0014771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6dfe" officeooo:paragraph-rsid="00156dfe"/>
    </style:style>
    <style:style style:name="P7" style:family="paragraph" style:parent-style-name="Standard">
      <style:paragraph-properties fo:text-align="start" style:justify-single-word="false"/>
      <style:text-properties officeooo:rsid="00156dfe" officeooo:paragraph-rsid="00156dfe"/>
    </style:style>
    <style:style style:name="P8" style:family="paragraph" style:parent-style-name="Standard">
      <style:paragraph-properties fo:text-align="start" style:justify-single-word="false"/>
      <style:text-properties officeooo:rsid="0016a75a" officeooo:paragraph-rsid="0016a75a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78cba" officeooo:paragraph-rsid="00178cba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8c330" officeooo:paragraph-rsid="0018c330"/>
    </style:style>
    <style:style style:name="T1" style:family="text">
      <style:text-properties officeooo:rsid="00156dfe"/>
    </style:style>
    <style:style style:name="T2" style:family="text">
      <style:text-properties officeooo:rsid="00196b19"/>
    </style:style>
    <style:style style:name="T3" style:family="text">
      <style:text-properties officeooo:rsid="0019c677"/>
    </style:style>
    <style:style style:name="T4" style:family="text">
      <style:text-properties officeooo:rsid="001a82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roblem Statement: <text:s/></text:p>
      <text:p text:style-name="P3"><text:tab/></text:p>
      <text:p text:style-name="P3"><text:tab/><text:span text:style-name="T3">Electric longboards have been around for decades at this point. <text:s/>But current models suffer from numerous limitations and flaws that make them unappealing to the vast majority of potential consumers. <text:s/>Most have unnecessarily long ranges, being capable of going 10, 15, 20, or even more miles on a single charge even though that’s substantially in excess of what is needed for common use cases. <text:s/>This focus on a large range leads to correspondingly large batteries, significantly increasing the weight of an electric longboard to the detriment of portability, which is further impaired by the inherent length of a longboard. <text:s text:c="2"/>Current models of electric longboards are also controlled via a handheld remote, which is prone to loss or failure and <text:s/>makes braking and accelerating in a controlled manner difficult due to the lack of granularity and feedback. Additionally, <text:s/>the current steering mechanisms in electric longboards, the kingpin, exacerbate the control issues by rendering electric longboards unstable at high speeds.</text:span></text:p>
      <text:p text:style-name="P3"><text:tab/><text:span text:style-name="T4">The goal of this project is to design an electronically powered longboard that would be desirable to a significantly larger market than the current designs and which has a futuristic look to it that invokes feelings of freedom in the end-user. <text:s/>The focus would be on portability and ease of use, being collapsible such that it could fit inside of the average backpack, while being lightweight, and having a setup time of seconds. <text:s/>The prototype would have a max speed of at least 25 MPH and stability over the entire range of possible speeds. <text:s/>Further, it would incorporate a braking system, preferably regenerative, and be entirely hands-free with a control system that is integral to the longboard and manipulated via weight-shifting and foot placement. 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span text:style-name="T2">S</text:span>takeholders:</text:p>
      <text:list xml:id="list4208114006" text:style-name="L1">
        <text:list-item>
          <text:p text:style-name="P5">End Users: <text:span text:style-name="T1">longboarders</text:span></text:p>
        </text:list-item>
        <text:list-item>
          <text:p text:style-name="P6">Customer: Michelin Tire Company.</text:p>
        </text:list-item>
        <text:list-item>
          <text:p text:style-name="P6">Manufacturer(s)</text:p>
        </text:list-item>
        <text:list-item>
          <text:p text:style-name="P6">MSD design team</text:p>
        </text:list-item>
        <text:list-item>
          <text:p text:style-name="P6">RIT</text:p>
        </text:list-item>
        <text:list-item>
          <text:p text:style-name="P6">Government Regulator: Consumer Product Safety Commission (for US).</text:p>
        </text:list-item>
      </text:list>
      <text:p text:style-name="P7"/>
      <text:p text:style-name="P8">Interview Questions:</text:p>
      <text:list xml:id="list3834778437" text:style-name="L2">
        <text:list-item>
          <text:p text:style-name="P9">The initial requirements from the design readiness package mentioned that the prototype should be stable up to, at minimum, 25 MPH. <text:s/>What is meant by stability? <text:s/>(what category)</text:p>
        </text:list-item>
        <text:list-item>
          <text:p text:style-name="P9">What is the timeframe for a delivery of an initial design? (when category)</text:p>
        </text:list-item>
        <text:list-item>
          <text:p text:style-name="P10">What are some typical use cases you envision that endusers might purchase this device for? (why/who category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09:23:13.385028063</meta:creation-date>
    <dc:date>2019-01-16T10:51:19.646952837</dc:date>
    <meta:editing-duration>PT20M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374" meta:character-count="2362" meta:non-whitespace-character-count="1992"/>
  </office:meta>
</office:document-meta>
</file>